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2507098255801</text:p>
          </table:table-cell>
          <table:table-cell office:value-type="string" calcext:value-type="string">
            <text:p>202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507098255801</text:p>
          </table:table-cell>
          <table:table-cell office:value-type="string" calcext:value-type="string">
            <text:p>202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507098255801</text:p>
          </table:table-cell>
          <table:table-cell office:value-type="string" calcext:value-type="string">
            <text:p>202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507098255801</text:p>
          </table:table-cell>
          <table:table-cell office:value-type="string" calcext:value-type="string">
            <text:p>2023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507098255801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1192" calcext:value-type="float">
            <text:p>30.1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507098255801</text:p>
          </table:table-cell>
          <table:table-cell office:value-type="string" calcext:value-type="string">
            <text:p>2022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507098255801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507098255801</text:p>
          </table:table-cell>
          <table:table-cell office:value-type="string" calcext:value-type="string">
            <text:p>202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5872" calcext:value-type="float">
            <text:p>29.4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5070982558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5070982558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5070982558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5070982558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5070982558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5070982558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5070982558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5070982558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5070982558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5070982558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744" calcext:value-type="float">
            <text:p>30.7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5070982558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5070982558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5070982558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3092" calcext:value-type="float">
            <text:p>30.07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5070982558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5070982558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5070982558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5070982558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5070982558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5070982558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5070982558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5070982558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5070982558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5070982558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5070982558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5070982558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5070982558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5070982558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2" meta:object-count="0"/>
    <meta:user-defined meta:name="AppVersion">3.0</meta:user-defined>
  </office:meta>
</office:document-meta>
</file>